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3465a4" fo:border="non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3465a4" fo:border="0.06pt solid #000000"/>
    </style:style>
    <style:style style:name="ce19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8">
      <style:table-cell-properties fo:background-color="#ff3838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default-cell-style-name="ce4"/>
        <table:table-column table:style-name="co7" table:default-cell-style-name="Default"/>
        <table:table-column table:style-name="co7" table:default-cell-style-name="ce4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mplement </text:p>
            <text:p>Time in sec</text:p>
          </table:table-cell>
          <table:table-cell table:style-name="ce2" office:value-type="string" calcext:value-type="string">
            <text:p>Frequenz</text:p>
            <text:p>In MHz </text:p>
          </table:table-cell>
          <table:table-cell table:style-name="ce2" office:value-type="string" calcext:value-type="string">
            <text:p>Worst Neg. Slack</text:p>
            <text:p>In ns</text:p>
          </table:table-cell>
          <table:table-cell table:style-name="ce2" office:value-type="string" calcext:value-type="string">
            <text:p>Worst Hold Slack</text:p>
            <text:p>In ns</text:p>
          </table:table-cell>
          <table:table-cell table:style-name="ce2" office:value-type="string" calcext:value-type="string">
            <text:p>n<text:span text:style-name="T1">LUT</text:span></text:p>
          </table:table-cell>
          <table:table-cell table:style-name="ce2" office:value-type="string" calcext:value-type="string">
            <text:p>n<text:span text:style-name="T1">FF</text:span></text:p>
          </table:table-cell>
          <table:table-cell table:style-name="ce23" office:value-type="string" calcext:value-type="string">
            <text:p>PAR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588" calcext:value-type="float">
            <text:p>0,588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65" calcext:value-type="float">
            <text:p>2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3" calcext:value-type="float">
            <text:p>0,33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57" calcext:value-type="float">
            <text:p>25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13" calcext:value-type="float">
            <text:p>0,113</text:p>
          </table:table-cell>
          <table:table-cell table:style-name="ce14" office:value-type="float" office:value="0.05" calcext:value-type="float">
            <text:p>0,0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80" calcext:value-type="float">
            <text:p>28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027" calcext:value-type="float">
            <text:p>0,02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331" calcext:value-type="float">
            <text:p>33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0.022" calcext:value-type="float">
            <text:p>0,022</text:p>
          </table:table-cell>
          <table:table-cell table:style-name="ce14" office:value-type="float" office:value="0.045" calcext:value-type="float">
            <text:p>0,04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1" calcext:value-type="float">
            <text:p>27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472" calcext:value-type="float">
            <text:p>1,472</text:p>
          </table:table-cell>
          <table:table-cell table:style-name="ce14" office:value-type="float" office:value="0.035" calcext:value-type="float">
            <text:p>0,035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8" calcext:value-type="float">
            <text:p>27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933" calcext:value-type="float">
            <text:p>0,93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7" calcext:value-type="float">
            <text:p>27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594" calcext:value-type="float">
            <text:p>0,594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14" office:value-type="float" office:value="12238" calcext:value-type="float">
            <text:p>1223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81" calcext:value-type="float">
            <text:p>281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27" calcext:value-type="float">
            <text:p>0,227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2235" calcext:value-type="float">
            <text:p>12235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8" calcext:value-type="float">
            <text:p>30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039" calcext:value-type="float">
            <text:p>0,039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2208" calcext:value-type="float">
            <text:p>1220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53" calcext:value-type="float">
            <text:p>25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8532" calcext:value-type="float">
            <text:p>18532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63" calcext:value-type="float">
            <text:p>26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57" calcext:value-type="float">
            <text:p>0,3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26" calcext:value-type="float">
            <text:p>0,226</text:p>
          </table:table-cell>
          <table:table-cell table:style-name="ce20" office:value-type="float" office:value="0.027" calcext:value-type="float">
            <text:p>0,027</text:p>
          </table:table-cell>
          <table:table-cell table:style-name="ce14" office:value-type="float" office:value="18530" calcext:value-type="float">
            <text:p>185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20" calcext:value-type="float">
            <text:p>32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99" calcext:value-type="float">
            <text:p>0,199</text:p>
          </table:table-cell>
          <table:table-cell table:style-name="ce20" office:value-type="float" office:value="0.041" calcext:value-type="float">
            <text:p>0,041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183.33" calcext:value-type="float">
            <text:p>183,33</text:p>
          </table:table-cell>
          <table:table-cell table:style-name="ce14" office:value-type="float" office:value="0.231" calcext:value-type="float">
            <text:p>0,231</text:p>
          </table:table-cell>
          <table:table-cell table:style-name="ce20" office:value-type="float" office:value="0.03" calcext:value-type="float">
            <text:p>0,030</text:p>
          </table:table-cell>
          <table:table-cell table:style-name="ce14" office:value-type="float" office:value="18528" calcext:value-type="float">
            <text:p>1852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1"/>
          <table:table-cell table:style-name="ce16" table:number-columns-repeated="3"/>
          <table:table-cell table:style-name="ce21"/>
          <table:table-cell table:style-name="ce16"/>
          <table:table-cell table:style-name="ce11"/>
          <table:table-cell table:style-name="ce16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27" calcext:value-type="float">
            <text:p>2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363" calcext:value-type="float">
            <text:p>0,36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564" calcext:value-type="float">
            <text:p>0,564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55" calcext:value-type="float">
            <text:p>25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71" calcext:value-type="float">
            <text:p>0,171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66" calcext:value-type="float">
            <text:p>26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72" calcext:value-type="float">
            <text:p>0,172</text:p>
          </table:table-cell>
          <table:table-cell table:style-name="ce14" office:value-type="float" office:value="0.019" calcext:value-type="float">
            <text:p>0,019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3" calcext:value-type="float">
            <text:p>303</text:p>
          </table:table-cell>
          <table:table-cell table:style-name="ce14" office:value-type="float" office:value="192.5" calcext:value-type="float">
            <text:p>192,5</text:p>
          </table:table-cell>
          <table:table-cell table:style-name="ce14" office:value-type="float" office:value="0.167" calcext:value-type="float">
            <text:p>0,167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2230" calcext:value-type="float">
            <text:p>122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00" calcext:value-type="float">
            <text:p>100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25" calcext:value-type="float">
            <text:p>125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50" calcext:value-type="float">
            <text:p>150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75" calcext:value-type="float">
            <text:p>17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92.5" calcext:value-type="float">
            <text:p>192,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88" calcext:value-type="float">
            <text:p>28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471" calcext:value-type="float">
            <text:p>0,471</text:p>
          </table:table-cell>
          <table:table-cell table:style-name="ce20" office:value-type="float" office:value="0.044" calcext:value-type="float">
            <text:p>0,044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09" calcext:value-type="float">
            <text:p>30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252" calcext:value-type="float">
            <text:p>0,252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282" calcext:value-type="float">
            <text:p>28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76" calcext:value-type="float">
            <text:p>0,276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304" calcext:value-type="float">
            <text:p>304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04" calcext:value-type="float">
            <text:p>0,204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182.5" calcext:value-type="float">
            <text:p>182,5</text:p>
          </table:table-cell>
          <table:table-cell table:style-name="ce14" office:value-type="float" office:value="0.129" calcext:value-type="float">
            <text:p>0,129</text:p>
          </table:table-cell>
          <table:table-cell table:style-name="ce20" office:value-type="float" office:value="0.057" calcext:value-type="float">
            <text:p>0,057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30" table:number-columns-repeated="5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 table:number-rows-repeated="104853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3:52:39.3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5:39:28.226000000</meta:creation-date>
    <dc:date>2021-05-27T14:57:36.611000000</dc:date>
    <meta:editing-duration>PT9H27M44S</meta:editing-duration>
    <meta:editing-cycles>27</meta:editing-cycles>
    <meta:generator>LibreOffice/7.1.1.2$Windows_X86_64 LibreOffice_project/fe0b08f4af1bacafe4c7ecc87ce55bb426164676</meta:generator>
    <meta:document-statistic meta:table-count="1" meta:cell-count="228" meta:object-count="0"/>
  </office:meta>
</office:document-meta>
</file>